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360000020F0DE27CE4.png" manifest:media-type="image/png"/>
  <manifest:file-entry manifest:full-path="Pictures/100000000000032E000001E89B84A555.png" manifest:media-type="image/png"/>
  <manifest:file-entry manifest:full-path="Pictures/100000000000032100000207D07D4A3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mponent Configurato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46cm" svg:height="16.291cm" svg:x="1.426cm" svg:y="2.2cm" presentation:class="graphic" presentation:user-transformed="true">
          <draw:image xlink:href="Pictures/100000000000032100000207D07D4A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76cm" svg:height="15.092cm" svg:x="1.4cm" svg:y="3.108cm" presentation:class="graphic" presentation:user-transformed="true">
          <draw:image xlink:href="Pictures/100000000000032E000001E89B84A5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2.604cm" svg:height="14.492cm" svg:x="2.697cm" svg:y="2.908cm" presentation:class="graphic" presentation:user-transformed="true">
          <draw:image xlink:href="Pictures/10000000000003360000020F0DE27C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18:22.226000000</meta:creation-date>
    <dc:date>2014-10-27T23:20:20.292000000</dc:date>
    <meta:editing-duration>PT1M58S</meta:editing-duration>
    <meta:editing-cycles>1</meta:editing-cycles>
    <meta:document-statistic meta:object-count="37"/>
    <meta:generator>LibreOffice/4.3.2.2$Windows_x86 LibreOffice_project/edfb5295ba211bd31ad47d0bad0118690f76407d</meta:generator>
  </office:meta>
</office:document-meta>
</file>